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o1" style:family="table-column">
      <style:table-column-properties fo:break-before="auto" style:column-width="9.398cm" style:use-optimal-column-width="true"/>
    </style:style>
    <style:style style:name="co2" style:family="table-column">
      <style:table-column-properties fo:break-before="auto" style:column-width="7.91633333333333cm" style:use-optimal-column-width="true"/>
    </style:style>
    <style:style style:name="co3" style:family="table-column">
      <style:table-column-properties fo:break-before="auto" style:column-width="5.207cm" style:use-optimal-column-width="true"/>
    </style:style>
    <style:style style:name="co4" style:family="table-column">
      <style:table-column-properties fo:break-before="auto" style:column-width="2.45533333333333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616666666667cm" style:use-optimal-column-width="true"/>
    </style:style>
    <style:style style:name="co7" style:family="table-column">
      <style:table-column-properties fo:break-before="auto" style:column-width="2.94216666666667cm" style:use-optimal-column-width="true"/>
    </style:style>
    <style:style style:name="co8" style:family="table-column">
      <style:table-column-properties fo:break-before="auto" style:column-width="8.763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3683333333333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8433333333333cm" style:use-optimal-column-width="true"/>
    </style:style>
    <style:style style:name="co13" style:family="table-column">
      <style:table-column-properties fo:break-before="auto" style:column-width="5.63033333333333cm"/>
    </style:style>
    <style:style style:name="co14" style:family="table-column">
      <style:table-column-properties fo:break-before="auto" style:column-width="4.78366666666667cm"/>
    </style:style>
    <style:style style:name="co15" style:family="table-column">
      <style:table-column-properties fo:break-before="auto" style:column-width="5.88433333333333cm"/>
    </style:style>
    <style:style style:name="co16" style:family="table-column">
      <style:table-column-properties fo:break-before="auto" style:column-width="12.1496666666667cm" style:use-optimal-column-width="true"/>
    </style:style>
    <style:style style:name="co17" style:family="table-column">
      <style:table-column-properties fo:break-before="auto" style:column-width="4.61433333333333cm" style:use-optimal-column-width="true"/>
    </style:style>
    <style:style style:name="co18" style:family="table-column">
      <style:table-column-properties fo:break-before="auto" style:column-width="11.599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31.2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9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</style:style>
    <style:style style:name="ce10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</style:style>
    <style:style style:name="ce10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1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1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11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11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12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1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12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</style:style>
    <style:style style:name="ce12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1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1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1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14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14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4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4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4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5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5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52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  <style:style style:name="ce15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1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1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63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C5]));ISBLANK([.AB5])))" style:apply-style-name="cf9" style:base-cell-address="Data_Sheet.AB5"/>
    </style:style>
    <style:style style:name="ce165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</style:style>
    <style:style style:name="ce166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</style:style>
    <style:style style:name="ce167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</style:style>
    <style:style style:name="ce169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</style:style>
    <style:style style:name="ce170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1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1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1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1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1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6">
            <text:p>Organisation name</text:p>
          </table:table-cell>
          <table:table-cell office:value-type="string" table:number-columns-spanned="1" table:number-rows-spanned="3" table:content-validation-name="val2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0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8045" table:style-name="ce31">
            <text:p>8045</text:p>
          </table:table-cell>
          <table:table-cell office:value-type="float" office:value="7136.8200000000043" table:style-name="ce34">
            <text:p>7136.82</text:p>
          </table:table-cell>
          <table:table-cell office:value-type="float" office:value="13046" table:style-name="ce51">
            <text:p>13046</text:p>
          </table:table-cell>
          <table:table-cell office:value-type="float" office:value="11990.970000000048" table:style-name="ce52">
            <text:p>11990.97</text:p>
          </table:table-cell>
          <table:table-cell office:value-type="float" office:value="7281" table:style-name="ce54">
            <text:p>7281</text:p>
          </table:table-cell>
          <table:table-cell office:value-type="float" office:value="7022.5000000000073" table:style-name="ce67">
            <text:p>7022.50</text:p>
          </table:table-cell>
          <table:table-cell office:value-type="float" office:value="2512" table:style-name="ce69">
            <text:p>2512</text:p>
          </table:table-cell>
          <table:table-cell office:value-type="float" office:value="2452.1100000000006" table:style-name="ce70">
            <text:p>2452.11</text:p>
          </table:table-cell>
          <table:table-cell office:value-type="float" office:value="244" table:style-name="ce84">
            <text:p>244</text:p>
          </table:table-cell>
          <table:table-cell office:value-type="float" office:value="240.27" table:style-name="ce87">
            <text:p>240.27</text:p>
          </table:table-cell>
          <table:table-cell office:value-type="float" office:value="3" table:style-name="ce88">
            <text:p>3</text:p>
          </table:table-cell>
          <table:table-cell office:value-type="float" office:value="3" table:style-name="ce90">
            <text:p>3.00</text:p>
          </table:table-cell>
          <table:table-cell office:value-type="float" office:value="31131" table:content-validation-name="val2" table:style-name="ce109">
            <text:p>31,131</text:p>
          </table:table-cell>
          <table:table-cell office:value-type="float" office:value="28845.67000000006" table:content-validation-name="val2" table:style-name="ce110">
            <text:p>28,845.67</text:p>
          </table:table-cell>
          <table:table-cell office:value-type="float" office:value="1497" table:style-name="ce112">
            <text:p>1497</text:p>
          </table:table-cell>
          <table:table-cell office:value-type="float" office:value="1413.1299999999974" table:style-name="ce121">
            <text:p>1413.13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4">
            <text:p>0.0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39">
            <text:p>0.0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1497" table:style-name="ce150">
            <text:p>1,497</text:p>
          </table:table-cell>
          <table:table-cell office:value-type="float" office:value="1413.1299999999974" table:style-name="ce148">
            <text:p>1,413.13</text:p>
          </table:table-cell>
          <table:table-cell office:value-type="float" office:value="32628" table:content-validation-name="val2" table:style-name="ce151">
            <text:p>32,628</text:p>
          </table:table-cell>
          <table:table-cell office:value-type="float" office:value="30258.800000000057" table:content-validation-name="val2" table:style-name="ce170">
            <text:p>30,258.80</text:p>
          </table:table-cell>
          <table:table-cell office:value-type="currency" office:value="72914652.74000001" table:content-validation-name="val1" table:style-name="ce11">
            <text:p>£72,914,652.74</text:p>
          </table:table-cell>
          <table:table-cell office:value-type="currency" office:value="7645914.2200000044" table:content-validation-name="val1" table:style-name="ce11">
            <text:p>£7,645,914.22</text:p>
          </table:table-cell>
          <table:table-cell office:value-type="currency" office:value="1810062.8599999999" table:content-validation-name="val1" table:style-name="ce11">
            <text:p>£1,810,062.86</text:p>
          </table:table-cell>
          <table:table-cell office:value-type="currency" office:value="788159.28" table:content-validation-name="val1" table:style-name="ce11">
            <text:p>£788,159.28</text:p>
          </table:table-cell>
          <table:table-cell office:value-type="currency" office:value="16076383.68" table:content-validation-name="val1" table:style-name="ce11">
            <text:p>£16,076,383.68</text:p>
          </table:table-cell>
          <table:table-cell office:value-type="currency" office:value="8717836.1600000001" table:content-validation-name="val1" table:style-name="ce11">
            <text:p>£8,717,836.16</text:p>
          </table:table-cell>
          <table:table-cell office:value-type="currency" office:value="107953008.94" table:style-name="ce12">
            <text:p>£107,953,008.94</text:p>
          </table:table-cell>
          <table:table-cell office:value-type="currency" office:value="7362210.3699999992" table:content-validation-name="val1" table:style-name="ce13">
            <text:p>£7,362,210.37</text:p>
          </table:table-cell>
          <table:table-cell office:value-type="currency" office:value="1168998.6499999999" table:content-validation-name="val1" table:style-name="ce13">
            <text:p>£1,168,998.65</text:p>
          </table:table-cell>
          <table:table-cell office:value-type="currency" office:value="8531209.0199999996" table:style-name="ce12">
            <text:p>£8,531,209.02</text:p>
          </table:table-cell>
          <table:table-cell office:value-type="currency" office:value="116484217.95999999" table:style-name="ce14">
            <text:p>£116,484,217.96</text:p>
          </table:table-cell>
          <table:table-cell table:content-validation-name="val2" table:style-name="ce15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405" table:style-name="ce32">
            <text:p>405</text:p>
          </table:table-cell>
          <table:table-cell office:value-type="float" office:value="312.15899999999971" table:style-name="ce33">
            <text:p>312.16</text:p>
          </table:table-cell>
          <table:table-cell office:value-type="float" office:value="277" table:style-name="ce50">
            <text:p>277</text:p>
          </table:table-cell>
          <table:table-cell office:value-type="float" office:value="249.39399999999998" table:style-name="ce53">
            <text:p>249.39</text:p>
          </table:table-cell>
          <table:table-cell office:value-type="float" office:value="343" table:style-name="ce55">
            <text:p>343</text:p>
          </table:table-cell>
          <table:table-cell office:value-type="float" office:value="328.18" table:style-name="ce66">
            <text:p>328.18</text:p>
          </table:table-cell>
          <table:table-cell office:value-type="float" office:value="50" table:style-name="ce68">
            <text:p>50</text:p>
          </table:table-cell>
          <table:table-cell office:value-type="float" office:value="49.31" table:style-name="ce71">
            <text:p>49.31</text:p>
          </table:table-cell>
          <table:table-cell office:value-type="float" office:value="9" table:style-name="ce85">
            <text:p>9</text:p>
          </table:table-cell>
          <table:table-cell office:value-type="float" office:value="9" table:style-name="ce86">
            <text:p>9.00</text:p>
          </table:table-cell>
          <table:table-cell office:value-type="float" office:value="6" table:style-name="ce89">
            <text:p>6</text:p>
          </table:table-cell>
          <table:table-cell office:value-type="float" office:value="0.79" table:style-name="ce91">
            <text:p>0.79</text:p>
          </table:table-cell>
          <table:table-cell office:value-type="float" office:value="1090" table:content-validation-name="val2" table:style-name="ce103">
            <text:p>1,090</text:p>
          </table:table-cell>
          <table:table-cell office:value-type="float" office:value="948.83299999999963" table:content-validation-name="val2" table:style-name="ce111">
            <text:p>948.83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5">
            <text:p>0.00</text:p>
          </table:table-cell>
          <table:table-cell office:value-type="float" office:value="6" table:style-name="ce136">
            <text:p>6</text:p>
          </table:table-cell>
          <table:table-cell office:value-type="float" office:value="6" table:style-name="ce138">
            <text:p>6.00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6" table:style-name="ce145">
            <text:p>6</text:p>
          </table:table-cell>
          <table:table-cell office:value-type="float" office:value="6" table:style-name="ce146">
            <text:p>6.00</text:p>
          </table:table-cell>
          <table:table-cell office:value-type="float" office:value="1096" table:content-validation-name="val2" table:style-name="ce164">
            <text:p>1,096</text:p>
          </table:table-cell>
          <table:table-cell office:value-type="float" office:value="954.83299999999963" table:content-validation-name="val2" table:style-name="ce163">
            <text:p>954.83</text:p>
          </table:table-cell>
          <table:table-cell office:value-type="currency" office:value="2149248.8400000017" table:content-validation-name="val1" table:style-name="ce11">
            <text:p>£2,149,248.84</text:p>
          </table:table-cell>
          <table:table-cell office:value-type="currency" office:value="34543.049999999996" table:content-validation-name="val1" table:style-name="ce11">
            <text:p>£34,543.05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76728.489999999962" table:content-validation-name="val1" table:style-name="ce11">
            <text:p>£76,728.49</text:p>
          </table:table-cell>
          <table:table-cell office:value-type="currency" office:value="440117.92000000156" table:content-validation-name="val1" table:style-name="ce11">
            <text:p>£440,117.92</text:p>
          </table:table-cell>
          <table:table-cell office:value-type="currency" office:value="204250.97999999957" table:content-validation-name="val1" table:style-name="ce11">
            <text:p>£204,250.98</text:p>
          </table:table-cell>
          <table:table-cell office:value-type="currency" office:value="2904889.2800000021" table:style-name="ce12">
            <text:p>£2,904,889.28</text:p>
          </table:table-cell>
          <table:table-cell office:value-type="currency" office:value="125645" table:content-validation-name="val1" table:style-name="ce13">
            <text:p>£125,645.00</text:p>
          </table:table-cell>
          <table:table-cell office:value-type="currency" office:value="58918" table:content-validation-name="val1" table:style-name="ce13">
            <text:p>£58,918.00</text:p>
          </table:table-cell>
          <table:table-cell office:value-type="currency" office:value="184563" table:style-name="ce12">
            <text:p>£184,563.00</text:p>
          </table:table-cell>
          <table:table-cell office:value-type="currency" office:value="3089452.2800000021" table:style-name="ce14">
            <text:p>£3,089,452.28</text:p>
          </table:table-cell>
          <table:table-cell table:content-validation-name="val2" table:style-name="ce15"/>
          <table:table-cell table:number-columns-repeated="16343"/>
        </table:table-row>
        <table:table-row table:style-name="ro3">
          <table:table-cell office:value-type="string" table:style-name="ce5">
            <text:p>Independent Office for Police Conduct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207" table:style-name="ce30">
            <text:p>207</text:p>
          </table:table-cell>
          <table:table-cell office:value-type="float" office:value="198.2" table:style-name="ce35">
            <text:p>198.20</text:p>
          </table:table-cell>
          <table:table-cell office:value-type="float" office:value="478" table:style-name="ce42">
            <text:p>478</text:p>
          </table:table-cell>
          <table:table-cell office:value-type="float" office:value="463.6" table:style-name="ce49">
            <text:p>463.60</text:p>
          </table:table-cell>
          <table:table-cell office:value-type="float" office:value="254" table:style-name="ce56">
            <text:p>254</text:p>
          </table:table-cell>
          <table:table-cell office:value-type="float" office:value="247.5" table:style-name="ce57">
            <text:p>247.50</text:p>
          </table:table-cell>
          <table:table-cell office:value-type="float" office:value="41" table:style-name="ce60">
            <text:p>41</text:p>
          </table:table-cell>
          <table:table-cell office:value-type="float" office:value="40.799999999999997" table:style-name="ce79">
            <text:p>40.80</text:p>
          </table:table-cell>
          <table:table-cell office:value-type="float" office:value="10" table:style-name="ce81">
            <text:p>10</text:p>
          </table:table-cell>
          <table:table-cell office:value-type="float" office:value="9.6" table:style-name="ce82">
            <text:p>9.60</text:p>
          </table:table-cell>
          <table:table-cell office:value-type="float" office:value="7" table:style-name="ce98">
            <text:p>7</text:p>
          </table:table-cell>
          <table:table-cell office:value-type="float" office:value="1.5" table:style-name="ce100">
            <text:p>1.50</text:p>
          </table:table-cell>
          <table:table-cell office:value-type="float" office:value="997" table:content-validation-name="val2" table:style-name="ce103">
            <text:p>997</text:p>
          </table:table-cell>
          <table:table-cell office:value-type="float" office:value="961.19999999999993" table:content-validation-name="val2" table:style-name="ce105">
            <text:p>961.20</text:p>
          </table:table-cell>
          <table:table-cell office:value-type="float" office:value="19" table:style-name="ce107">
            <text:p>19</text:p>
          </table:table-cell>
          <table:table-cell office:value-type="float" office:value="18.5" table:style-name="ce116">
            <text:p>18.50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32">
            <text:p>0.00</text:p>
          </table:table-cell>
          <table:table-cell office:value-type="float" office:value="2" table:style-name="ce133">
            <text:p>2</text:p>
          </table:table-cell>
          <table:table-cell office:value-type="float" office:value="2" table:style-name="ce159">
            <text:p>2.0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1" table:style-name="ce145">
            <text:p>21</text:p>
          </table:table-cell>
          <table:table-cell office:value-type="float" office:value="20.5" table:style-name="ce144">
            <text:p>20.50</text:p>
          </table:table-cell>
          <table:table-cell office:value-type="float" office:value="1018" table:content-validation-name="val2" table:style-name="ce164">
            <text:p>1,018</text:p>
          </table:table-cell>
          <table:table-cell office:value-type="float" office:value="981.69999999999993" table:content-validation-name="val2" table:style-name="ce165">
            <text:p>981.70</text:p>
          </table:table-cell>
          <table:table-cell office:value-type="currency" office:value="2741248" table:content-validation-name="val1" table:style-name="ce11">
            <text:p>£2,741,248.00</text:p>
          </table:table-cell>
          <table:table-cell office:value-type="currency" office:value="146592" table:content-validation-name="val1" table:style-name="ce11">
            <text:p>£146,592.00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17794" table:content-validation-name="val1" table:style-name="ce11">
            <text:p>£17,794.00</text:p>
          </table:table-cell>
          <table:table-cell office:value-type="currency" office:value="561718" table:content-validation-name="val1" table:style-name="ce11">
            <text:p>£561,718.00</text:p>
          </table:table-cell>
          <table:table-cell office:value-type="currency" office:value="300667" table:content-validation-name="val1" table:style-name="ce11">
            <text:p>£300,667.00</text:p>
          </table:table-cell>
          <table:table-cell office:value-type="currency" office:value="3768019" table:style-name="ce12">
            <text:p>£3,768,019.00</text:p>
          </table:table-cell>
          <table:table-cell office:value-type="currency" office:value="161280" table:content-validation-name="val1" table:style-name="ce13">
            <text:p>£161,280.00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161280" table:style-name="ce12">
            <text:p>£161,280.00</text:p>
          </table:table-cell>
          <table:table-cell office:value-type="currency" office:value="3929299" table:style-name="ce14">
            <text:p>£3,929,299.00</text:p>
          </table:table-cell>
          <table:table-cell table:content-validation-name="val2" table:style-name="ce15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8" table:style-name="ce37">
            <text:p>8</text:p>
          </table:table-cell>
          <table:table-cell office:value-type="float" office:value="8" table:style-name="ce39">
            <text:p>8.00</text:p>
          </table:table-cell>
          <table:table-cell office:value-type="float" office:value="7" table:style-name="ce44">
            <text:p>7</text:p>
          </table:table-cell>
          <table:table-cell office:value-type="float" office:value="6.8" table:style-name="ce48">
            <text:p>6.80</text:p>
          </table:table-cell>
          <table:table-cell office:value-type="float" office:value="41" table:style-name="ce61">
            <text:p>41</text:p>
          </table:table-cell>
          <table:table-cell office:value-type="float" office:value="40.799999999999997" table:style-name="ce58">
            <text:p>40.80</text:p>
          </table:table-cell>
          <table:table-cell office:value-type="float" office:value="1" table:style-name="ce59">
            <text:p>1</text:p>
          </table:table-cell>
          <table:table-cell office:value-type="float" office:value="1" table:style-name="ce78">
            <text:p>1.00</text:p>
          </table:table-cell>
          <table:table-cell office:value-type="float" office:value="1" table:style-name="ce80">
            <text:p>1</text:p>
          </table:table-cell>
          <table:table-cell office:value-type="float" office:value="0.8" table:style-name="ce83">
            <text:p>0.8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101">
            <text:p>0.00</text:p>
          </table:table-cell>
          <table:table-cell office:value-type="float" office:value="58" table:content-validation-name="val2" table:style-name="ce103">
            <text:p>58</text:p>
          </table:table-cell>
          <table:table-cell office:value-type="float" office:value="57.399999999999991" table:content-validation-name="val2" table:style-name="ce104">
            <text:p>57.40</text:p>
          </table:table-cell>
          <table:table-cell office:value-type="float" office:value="2" table:style-name="ce108">
            <text:p>2</text:p>
          </table:table-cell>
          <table:table-cell office:value-type="float" office:value="1.6" table:style-name="ce114">
            <text:p>1.60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31">
            <text:p>0.00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58">
            <text:p>0.00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2" table:style-name="ce145">
            <text:p>2</text:p>
          </table:table-cell>
          <table:table-cell office:value-type="float" office:value="1.6" table:style-name="ce147">
            <text:p>1.60</text:p>
          </table:table-cell>
          <table:table-cell office:value-type="float" office:value="60" table:content-validation-name="val2" table:style-name="ce164">
            <text:p>60</text:p>
          </table:table-cell>
          <table:table-cell office:value-type="float" office:value="58.999999999999993" table:content-validation-name="val2" table:style-name="ce166">
            <text:p>59.00</text:p>
          </table:table-cell>
          <table:table-cell office:value-type="currency" office:value="161546.09" table:content-validation-name="val1" table:style-name="ce11">
            <text:p>£161,546.09</text:p>
          </table:table-cell>
          <table:table-cell office:value-type="currency" office:value="989.67" table:content-validation-name="val1" table:style-name="ce11">
            <text:p>£989.67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33038.300000000003" table:content-validation-name="val1" table:style-name="ce11">
            <text:p>£33,038.30</text:p>
          </table:table-cell>
          <table:table-cell office:value-type="currency" office:value="16782.919999999998" table:content-validation-name="val1" table:style-name="ce11">
            <text:p>£16,782.92</text:p>
          </table:table-cell>
          <table:table-cell office:value-type="currency" office:value="212356.97999999998" table:style-name="ce12">
            <text:p>£212,356.98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0" table:style-name="ce12">
            <text:p>£0.00</text:p>
          </table:table-cell>
          <table:table-cell office:value-type="currency" office:value="212356.97999999998" table:style-name="ce14">
            <text:p>£212,356.98</text:p>
          </table:table-cell>
          <table:table-cell table:content-validation-name="val2" table:style-name="ce15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67" table:style-name="ce36">
            <text:p>67</text:p>
          </table:table-cell>
          <table:table-cell office:value-type="float" office:value="60.04" table:style-name="ce38">
            <text:p>60.04</text:p>
          </table:table-cell>
          <table:table-cell office:value-type="float" office:value="84" table:style-name="ce45">
            <text:p>84</text:p>
          </table:table-cell>
          <table:table-cell office:value-type="float" office:value="83.6" table:style-name="ce47">
            <text:p>83.60</text:p>
          </table:table-cell>
          <table:table-cell office:value-type="float" office:value="70" table:style-name="ce62">
            <text:p>70</text:p>
          </table:table-cell>
          <table:table-cell office:value-type="float" office:value="68.489999999999995" table:style-name="ce64">
            <text:p>68.49</text:p>
          </table:table-cell>
          <table:table-cell office:value-type="float" office:value="16" table:style-name="ce72">
            <text:p>16</text:p>
          </table:table-cell>
          <table:table-cell office:value-type="float" office:value="16" table:style-name="ce74">
            <text:p>16.00</text:p>
          </table:table-cell>
          <table:table-cell office:value-type="float" office:value="4" table:style-name="ce76">
            <text:p>4</text:p>
          </table:table-cell>
          <table:table-cell office:value-type="float" office:value="4" table:style-name="ce93">
            <text:p>4.00</text:p>
          </table:table-cell>
          <table:table-cell office:value-type="float" office:value="6" table:style-name="ce95">
            <text:p>6</text:p>
          </table:table-cell>
          <table:table-cell office:value-type="float" office:value="1.1200000000000001" table:style-name="ce96">
            <text:p>1.12</text:p>
          </table:table-cell>
          <table:table-cell office:value-type="float" office:value="247" table:content-validation-name="val2" table:style-name="ce103">
            <text:p>247</text:p>
          </table:table-cell>
          <table:table-cell office:value-type="float" office:value="233.25" table:content-validation-name="val2" table:style-name="ce126">
            <text:p>233.25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15">
            <text:p>4.0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72">
            <text:p>0.00</text:p>
          </table:table-cell>
          <table:table-cell office:value-type="float" office:value="2" table:style-name="ce134">
            <text:p>2</text:p>
          </table:table-cell>
          <table:table-cell office:value-type="float" office:value="0.9" table:style-name="ce160">
            <text:p>0.9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6" table:style-name="ce145">
            <text:p>6</text:p>
          </table:table-cell>
          <table:table-cell office:value-type="float" office:value="4.9000000000000004" table:style-name="ce149">
            <text:p>4.90</text:p>
          </table:table-cell>
          <table:table-cell office:value-type="float" office:value="253" table:content-validation-name="val2" table:style-name="ce164">
            <text:p>253</text:p>
          </table:table-cell>
          <table:table-cell office:value-type="float" office:value="238.15" table:content-validation-name="val2" table:style-name="ce167">
            <text:p>238.15</text:p>
          </table:table-cell>
          <table:table-cell office:value-type="currency" office:value="697540.85" table:content-validation-name="val1" table:style-name="ce11">
            <text:p>£697,540.85</text:p>
          </table:table-cell>
          <table:table-cell office:value-type="currency" office:value="25825.62" table:content-validation-name="val1" table:style-name="ce11">
            <text:p>£25,825.62</text:p>
          </table:table-cell>
          <table:table-cell office:value-type="currency" office:value="500" table:content-validation-name="val1" table:style-name="ce11">
            <text:p>£500.00</text:p>
          </table:table-cell>
          <table:table-cell office:value-type="currency" office:value="26932.99" table:content-validation-name="val1" table:style-name="ce11">
            <text:p>£26,932.99</text:p>
          </table:table-cell>
          <table:table-cell office:value-type="currency" office:value="139862.45000000001" table:content-validation-name="val1" table:style-name="ce11">
            <text:p>£139,862.45</text:p>
          </table:table-cell>
          <table:table-cell office:value-type="currency" office:value="78646.73" table:content-validation-name="val1" table:style-name="ce11">
            <text:p>£78,646.73</text:p>
          </table:table-cell>
          <table:table-cell office:value-type="currency" office:value="969308.6399999999" table:style-name="ce12">
            <text:p>£969,308.64</text:p>
          </table:table-cell>
          <table:table-cell office:value-type="currency" office:value="15680.65" table:content-validation-name="val1" table:style-name="ce13">
            <text:p>£15,680.65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15680.65" table:style-name="ce12">
            <text:p>£15,680.65</text:p>
          </table:table-cell>
          <table:table-cell office:value-type="currency" office:value="984989.28999999992" table:style-name="ce14">
            <text:p>£984,989.29</text:p>
          </table:table-cell>
          <table:table-cell table:content-validation-name="val2" table:style-name="ce15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10" table:style-name="ce41">
            <text:p>10</text:p>
          </table:table-cell>
          <table:table-cell office:value-type="float" office:value="10" table:style-name="ce40">
            <text:p>10.00</text:p>
          </table:table-cell>
          <table:table-cell office:value-type="float" office:value="12" table:style-name="ce43">
            <text:p>12</text:p>
          </table:table-cell>
          <table:table-cell office:value-type="float" office:value="10.69" table:style-name="ce46">
            <text:p>10.69</text:p>
          </table:table-cell>
          <table:table-cell office:value-type="float" office:value="98" table:style-name="ce63">
            <text:p>98</text:p>
          </table:table-cell>
          <table:table-cell office:value-type="float" office:value="96.1" table:style-name="ce65">
            <text:p>96.10</text:p>
          </table:table-cell>
          <table:table-cell office:value-type="float" office:value="6" table:style-name="ce73">
            <text:p>6</text:p>
          </table:table-cell>
          <table:table-cell office:value-type="float" office:value="5.59" table:style-name="ce75">
            <text:p>5.59</text:p>
          </table:table-cell>
          <table:table-cell office:value-type="float" office:value="1" table:style-name="ce77">
            <text:p>1</text:p>
          </table:table-cell>
          <table:table-cell office:value-type="float" office:value="0.81" table:style-name="ce92">
            <text:p>0.81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7">
            <text:p>0.00</text:p>
          </table:table-cell>
          <table:table-cell office:value-type="float" office:value="127" table:content-validation-name="val2" table:style-name="ce102">
            <text:p>127</text:p>
          </table:table-cell>
          <table:table-cell office:value-type="float" office:value="123.19" table:content-validation-name="val2" table:style-name="ce127">
            <text:p>123.19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9">
            <text:p>0.0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71">
            <text:p>0.00</text:p>
          </table:table-cell>
          <table:table-cell office:value-type="float" office:value="0" table:style-name="ce173">
            <text:p>0</text:p>
          </table:table-cell>
          <table:table-cell office:value-type="float" office:value="0" table:style-name="ce174">
            <text:p>0.00</text:p>
          </table:table-cell>
          <table:table-cell office:value-type="float" office:value="0" table:style-name="ce175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2">
            <text:p>0.00</text:p>
          </table:table-cell>
          <table:table-cell office:value-type="float" office:value="127" table:content-validation-name="val2" table:style-name="ce168">
            <text:p>127</text:p>
          </table:table-cell>
          <table:table-cell office:value-type="float" office:value="123.19" table:content-validation-name="val2" table:style-name="ce169">
            <text:p>123.19</text:p>
          </table:table-cell>
          <table:table-cell office:value-type="currency" office:value="309359.93999999994" table:content-validation-name="val1" table:style-name="ce11">
            <text:p>£309,359.94</text:p>
          </table:table-cell>
          <table:table-cell office:value-type="currency" office:value="55852.340000000004" table:content-validation-name="val1" table:style-name="ce11">
            <text:p>£55,852.34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59347.59" table:content-validation-name="val1" table:style-name="ce11">
            <text:p>£59,347.59</text:p>
          </table:table-cell>
          <table:table-cell office:value-type="currency" office:value="31875.759999999998" table:content-validation-name="val1" table:style-name="ce11">
            <text:p>£31,875.76</text:p>
          </table:table-cell>
          <table:table-cell office:value-type="currency" office:value="456435.63" table:style-name="ce12">
            <text:p>£456,435.63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0" table:style-name="ce12">
            <text:p>£0.00</text:p>
          </table:table-cell>
          <table:table-cell office:value-type="currency" office:value="456435.63" table:style-name="ce14">
            <text:p>£456,435.63</text:p>
          </table:table-cell>
          <table:table-cell table:content-validation-name="val2" table:style-name="ce15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>
      <number:day number:style="long"/>
      <number:text>:</number:text>
      <number:hours number:style="long"/>
      <number:text>:</number:text>
      <number:minutes number:style="long"/>
    </number:date-style>
    <number:date-style style:name="N43">
      <number:day-of-week number:style="long"/>
      <number:text>/</number:text>
      <number:month number:style="long"/>
      <number:text>/</number:text>
      <number:year number:style="long"/>
    </number:date-style>
    <number:time-style style:name="N44">
      <number:hours number:style="long"/>
      <number:text>:</number:text>
      <number:minutes number:style="long"/>
    </number:time-style>
    <number:number-style style:name="N45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6P0">
      <number:number number:decimal-places="2" number:min-integer-digits="1" number:grouping="true"/>
    </number:number-style>
    <number:number-style style:name="N46">
      <style:text-properties fo:color="#FF0000"/>
      <number:text>-</number:text>
      <number:number number:decimal-places="2" number:min-integer-digits="1" number:grouping="true"/>
      <style:map style:condition="value()&gt;=0" style:apply-style-name="N46P0"/>
    </number:number-style>
    <number:number-style style:name="N47">
      <number:number number:decimal-places="0" number:min-integer-digits="11">
        <number:embedded-text number:position="5"> </number:embedded-text>
      </number:number>
    </number:number-style>
    <number:number-style style:name="N48P0"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number-style style:name="N49P0">
      <number:text>N-</number:text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text-style style:name="N50P0"/>
    <number:text-style style:name="N50P1"/>
    <number:text-style style:name="N50P2"/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text-style style:name="N51P0"/>
    <number:text-style style:name="N51P1"/>
    <number:text-style style:name="N51"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2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2P0"/>
    </number:number-style>
    <number:time-style style:name="N53" number:truncate-on-overflow="false">
      <number:hours/>
      <number:text>:</number:text>
      <number:minutes number:style="long"/>
    </number:time-style>
    <number:time-style style:name="N54" number:truncate-on-overflow="false">
      <number:hours number:style="long"/>
      <number:text>:</number:text>
      <number:minutes number:style="long"/>
    </number:time-style>
    <number:number-style style:name="N55">
      <number:number number:decimal-places="0" number:min-integer-digits="2"/>
    </number:number-style>
    <number:number-style style:name="N56">
      <number:number number:decimal-places="0" number:min-integer-digits="3"/>
    </number:number-style>
    <number:number-style style:name="N57">
      <number:number number:decimal-places="0" number:min-integer-digits="1" number:grouping="true" number:display-factor="1000"/>
    </number:number-style>
    <number:number-style style:name="N58P0">
      <style:text-properties fo:color="#0000FF"/>
      <number:number number:decimal-places="2" number:min-integer-digits="1" number:grouping="true"/>
    </number:number-style>
    <number:number-style style:name="N58P1">
      <style:text-properties fo:color="#FF0000"/>
      <number:text>-</number:text>
      <number:number number:decimal-places="2" number:min-integer-digits="1" number:grouping="true"/>
    </number:number-style>
    <number:number-style style:name="N58">
      <number:number number:decimal-places="2" number:min-integer-digits="1"/>
      <style:map style:condition="value()&gt;0" style:apply-style-name="N58P0"/>
      <style:map style:condition="value()&lt;0" style:apply-style-name="N58P1"/>
    </number:number-style>
    <number:number-style style:name="N59P0">
      <number:text>kr</number:text>
      <number:number number:decimal-places="0" number:min-integer-digits="1" number:grouping="true" number:display-factor="1000"/>
    </number:number-style>
    <number:number-style style:name="N59">
      <number:text>kr-</number:text>
      <number:number number:decimal-places="0" number:min-integer-digits="1" number:grouping="true" number:display-factor="1000"/>
      <style:map style:condition="value()&gt;=0" style:apply-style-name="N59P0"/>
    </number:number-style>
    <number:number-style style:name="N60P0">
      <style:text-properties fo:color="#0000FF"/>
      <number:text>kr</number:text>
      <number:number number:decimal-places="2" number:min-integer-digits="1" number:grouping="true"/>
    </number:number-style>
    <number:number-style style:name="N60P1">
      <style:text-properties fo:color="#FF0000"/>
      <number:text>kr-</number:text>
      <number:number number:decimal-places="2" number:min-integer-digits="1" number:grouping="true"/>
    </number:number-style>
    <number:number-style style:name="N60">
      <number:number number:decimal-places="2" number:min-integer-digits="1"/>
      <style:map style:condition="value()&gt;0" style:apply-style-name="N60P0"/>
      <style:map style:condition="value()&lt;0" style:apply-style-name="N60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40"/>
    <style:style style:name="Comma_32_3" style:display-name="Comma 3" style:family="table-cell" style:data-style-name="N40"/>
    <style:style style:name="Comma_32_4" style:display-name="Comma 4" style:family="table-cell" style:data-style-name="N40"/>
    <style:style style:name="Comma_32_5" style:display-name="Comma 5" style:family="table-cell" style:data-style-name="N40"/>
    <style:style style:name="Comma_32_5_32_2" style:display-name="Comma 5 2" style:family="table-cell" style:data-style-name="N40"/>
    <style:style style:name="Comma_32_6" style:display-name="Comma 6" style:family="table-cell" style:data-style-name="N40"/>
    <style:style style:name="Comma_32_7" style:display-name="Comma 7" style:family="table-cell" style:data-style-name="N40"/>
    <style:style style:name="Currency_32_2" style:display-name="Currency 2" style:family="table-cell" style:data-style-name="N41"/>
    <style:style style:name="DagerOgTimer" style:family="table-cell" style:data-style-name="N42"/>
    <style:style style:name="DagOgDato" style:family="table-cell" style:data-style-name="N43"/>
    <style:style style:name="DagOgDatoLang" style:family="table-cell" style:data-style-name="N43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4"/>
    <style:style style:name="Konto" style:family="table-cell" style:data-style-name="N4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7"/>
    <style:style style:name="PostNr" style:family="table-cell" style:data-style-name="N48"/>
    <style:style style:name="PostNrNorge" style:family="table-cell" style:data-style-name="N49"/>
    <style:style style:name="SkjulAlt" style:family="table-cell" style:data-style-name="N50"/>
    <style:style style:name="SkjulTall" style:family="table-cell" style:data-style-name="N51"/>
    <style:style style:name="Telefon" style:family="table-cell" style:data-style-name="N52"/>
    <style:style style:name="Timer1" style:family="table-cell" style:data-style-name="N53"/>
    <style:style style:name="Timer2" style:family="table-cell" style:data-style-name="N54"/>
    <style:style style:name="ToSiffer" style:family="table-cell" style:data-style-name="N55"/>
    <style:style style:name="TreSiffer" style:family="table-cell" style:data-style-name="N56"/>
    <style:style style:name="Tusenskille1000" style:family="table-cell" style:data-style-name="N57"/>
    <style:style style:name="TusenskilleFarger" style:family="table-cell" style:data-style-name="N58"/>
    <style:style style:name="Valuta1000" style:family="table-cell" style:data-style-name="N59"/>
    <style:style style:name="ValutaFarger" style:family="table-cell" style:data-style-name="N60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Tony Millet</meta:initial-creator>
    <dc:creator>Mathew John Raji</dc:creator>
    <meta:creation-date>2012-07-18T14:50:11Z</meta:creation-date>
    <dc:date>2018-09-26T11:51:28Z</dc:date>
  </office:meta>
</office:document-meta>
</file>